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44cm"/>
    </style:style>
    <style:style style:name="co2" style:family="table-column">
      <style:table-column-properties fo:break-before="auto" style:column-width="1.558cm"/>
    </style:style>
    <style:style style:name="co3" style:family="table-column">
      <style:table-column-properties fo:break-before="auto" style:column-width="2.681cm"/>
    </style:style>
    <style:style style:name="co4" style:family="table-column">
      <style:table-column-properties fo:break-before="auto" style:column-width="3.722cm"/>
    </style:style>
    <style:style style:name="co5" style:family="table-column">
      <style:table-column-properties fo:break-before="auto" style:column-width="3.552cm"/>
    </style:style>
    <style:style style:name="co6" style:family="table-column">
      <style:table-column-properties fo:break-before="auto" style:column-width="0.707cm"/>
    </style:style>
    <style:style style:name="co7" style:family="table-column">
      <style:table-column-properties fo:break-before="auto" style:column-width="0.601cm"/>
    </style:style>
    <style:style style:name="co8" style:family="table-column">
      <style:table-column-properties fo:break-before="auto" style:column-width="7.281cm"/>
    </style:style>
    <style:style style:name="co9" style:family="table-column">
      <style:table-column-properties fo:break-before="auto" style:column-width="3.637cm"/>
    </style:style>
    <style:style style:name="co10" style:family="table-column">
      <style:table-column-properties fo:break-before="auto" style:column-width="3.743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1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Temps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Vitesse Moteur</text:p>
          </table:table-cell>
          <table:table-cell office:value-type="string" calcext:value-type="string">
            <text:p>Fr�quence aquisition</text:p>
          </table:table-cell>
          <table:table-cell office:value-type="string" calcext:value-type="string">
            <text:p>Temps de simulation</text:p>
          </table:table-cell>
          <table:table-cell office:value-type="string" calcext:value-type="string">
            <text:p>Kp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consigne vitesse moteur</text:p>
          </table:table-cell>
          <table:table-cell office:value-type="string" calcext:value-type="string">
            <text:p>consigne vitesse min</text:p>
          </table:table-cell>
          <table:table-cell office:value-type="string" calcext:value-type="string">
            <text:p>consigne vitesse max</text:p>
          </table:table-cell>
          <table:table-cell office:value-type="string" calcext:value-type="string">
            <text:p>Nombre de pallier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5" office:value-type="string" calcext:value-type="string">
            <text:p>Nombre de points théorique total à 15 ms</text:p>
          </table:table-cell>
          <table:table-cell table:style-name="ce6" table:formula="of:=5000/15" office:value-type="float" office:value="333.333333333333" calcext:value-type="float">
            <text:p>333,333333333333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5" office:value-type="string" calcext:value-type="string">
            <text:p>Nombre de points réels <text:s/>total</text:p>
          </table:table-cell>
          <table:table-cell table:style-name="ce6" table:formula="of:=273-1" office:value-type="float" office:value="272" calcext:value-type="float">
            <text:p>27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5" office:value-type="string" calcext:value-type="string">
            <text:p>Période d’échantillonnage réelle (ms)</text:p>
          </table:table-cell>
          <table:table-cell table:style-name="ce6" table:formula="of:=5000/[.J4]" office:value-type="float" office:value="18.3823529411765" calcext:value-type="float">
            <text:p>18,3823529411765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5" office:value-type="string" calcext:value-type="string">
            <text:p>Temps de calcul (ms)</text:p>
          </table:table-cell>
          <table:table-cell table:style-name="ce6" table:formula="of:=[.J5]-15" office:value-type="float" office:value="3.38235294117647" calcext:value-type="float">
            <text:p>3,38235294117647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57" calcext:value-type="float">
            <text:p>2557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08" calcext:value-type="float">
            <text:p>2608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47" calcext:value-type="float">
            <text:p>2647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67" calcext:value-type="float">
            <text:p>2667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04" calcext:value-type="float">
            <text:p>2704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36" calcext:value-type="float">
            <text:p>2736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58" calcext:value-type="float">
            <text:p>2758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78" calcext:value-type="float">
            <text:p>2778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98" calcext:value-type="float">
            <text:p>2798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14" calcext:value-type="float">
            <text:p>2814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46" calcext:value-type="float">
            <text:p>2846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62" calcext:value-type="float">
            <text:p>2862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79" calcext:value-type="float">
            <text:p>2879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56" calcext:value-type="float">
            <text:p>2956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72" calcext:value-type="float">
            <text:p>2972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51" calcext:value-type="float">
            <text:p>3051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67" calcext:value-type="float">
            <text:p>3067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83" calcext:value-type="float">
            <text:p>3083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99" calcext:value-type="float">
            <text:p>3099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122" calcext:value-type="float">
            <text:p>3122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162" calcext:value-type="float">
            <text:p>3162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178" calcext:value-type="float">
            <text:p>3178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194" calcext:value-type="float">
            <text:p>3194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232" calcext:value-type="float">
            <text:p>3232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253" calcext:value-type="float">
            <text:p>3253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272" calcext:value-type="float">
            <text:p>3272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288" calcext:value-type="float">
            <text:p>3288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04" calcext:value-type="float">
            <text:p>3304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43" calcext:value-type="float">
            <text:p>3343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63" calcext:value-type="float">
            <text:p>3363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84" calcext:value-type="float">
            <text:p>3384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404" calcext:value-type="float">
            <text:p>3404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436" calcext:value-type="float">
            <text:p>3436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452" calcext:value-type="float">
            <text:p>3452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474" calcext:value-type="float">
            <text:p>3474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495" calcext:value-type="float">
            <text:p>3495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15" calcext:value-type="float">
            <text:p>3515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31" calcext:value-type="float">
            <text:p>3531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47" calcext:value-type="float">
            <text:p>3547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63" calcext:value-type="float">
            <text:p>3563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86" calcext:value-type="float">
            <text:p>3586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05" calcext:value-type="float">
            <text:p>3605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26" calcext:value-type="float">
            <text:p>3626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46" calcext:value-type="float">
            <text:p>3646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62" calcext:value-type="float">
            <text:p>3662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78" calcext:value-type="float">
            <text:p>3678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96" calcext:value-type="float">
            <text:p>3696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717" calcext:value-type="float">
            <text:p>3717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737" calcext:value-type="float">
            <text:p>3737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757" calcext:value-type="float">
            <text:p>3757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773" calcext:value-type="float">
            <text:p>3773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789" calcext:value-type="float">
            <text:p>3789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805" calcext:value-type="float">
            <text:p>3805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827" calcext:value-type="float">
            <text:p>3827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848" calcext:value-type="float">
            <text:p>3848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868" calcext:value-type="float">
            <text:p>3868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884" calcext:value-type="float">
            <text:p>3884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916" calcext:value-type="float">
            <text:p>3916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932" calcext:value-type="float">
            <text:p>3932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948" calcext:value-type="float">
            <text:p>3948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969" calcext:value-type="float">
            <text:p>3969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989" calcext:value-type="float">
            <text:p>3989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005" calcext:value-type="float">
            <text:p>400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021" calcext:value-type="float">
            <text:p>4021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037" calcext:value-type="float">
            <text:p>4037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060" calcext:value-type="float">
            <text:p>4060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116" calcext:value-type="float">
            <text:p>4116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133" calcext:value-type="float">
            <text:p>4133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149" calcext:value-type="float">
            <text:p>4149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170" calcext:value-type="float">
            <text:p>4170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191" calcext:value-type="float">
            <text:p>4191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11" calcext:value-type="float">
            <text:p>4211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32" calcext:value-type="float">
            <text:p>4232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48" calcext:value-type="float">
            <text:p>4248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64" calcext:value-type="float">
            <text:p>4264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80" calcext:value-type="float">
            <text:p>4280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02" calcext:value-type="float">
            <text:p>4302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22" calcext:value-type="float">
            <text:p>4322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42" calcext:value-type="float">
            <text:p>4342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58" calcext:value-type="float">
            <text:p>4358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74" calcext:value-type="float">
            <text:p>4374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13" calcext:value-type="float">
            <text:p>4413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34" calcext:value-type="float">
            <text:p>4434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53" calcext:value-type="float">
            <text:p>4453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69" calcext:value-type="float">
            <text:p>4469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85" calcext:value-type="float">
            <text:p>4485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01" calcext:value-type="float">
            <text:p>4501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24" calcext:value-type="float">
            <text:p>4524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44" calcext:value-type="float">
            <text:p>4544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65" calcext:value-type="float">
            <text:p>4565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84" calcext:value-type="float">
            <text:p>4584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616" calcext:value-type="float">
            <text:p>4616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635" calcext:value-type="float">
            <text:p>463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655" calcext:value-type="float">
            <text:p>4655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675" calcext:value-type="float">
            <text:p>467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696" calcext:value-type="float">
            <text:p>4696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12" calcext:value-type="float">
            <text:p>4712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28" calcext:value-type="float">
            <text:p>4728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44" calcext:value-type="float">
            <text:p>4744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66" calcext:value-type="float">
            <text:p>4766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87" calcext:value-type="float">
            <text:p>4787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806" calcext:value-type="float">
            <text:p>4806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822" calcext:value-type="float">
            <text:p>4822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838" calcext:value-type="float">
            <text:p>4838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854" calcext:value-type="float">
            <text:p>4854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870" calcext:value-type="float">
            <text:p>4870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887" calcext:value-type="float">
            <text:p>4887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908" calcext:value-type="float">
            <text:p>4908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927" calcext:value-type="float">
            <text:p>4927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944" calcext:value-type="float">
            <text:p>4944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960" calcext:value-type="float">
            <text:p>4960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976" calcext:value-type="float">
            <text:p>4976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998" calcext:value-type="float">
            <text:p>4998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6">00/00/0000</text:date>, <text:time style:data-style-name="N2" text:time-value="13:21:56.47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2-16T13:18:54.943000000</dc:date>
    <meta:editing-duration>PT3M21S</meta:editing-duration>
    <meta:editing-cycles>5</meta:editing-cycles>
    <meta:generator>LibreOffice/7.2.5.2$Windows_X86_64 LibreOffice_project/499f9727c189e6ef3471021d6132d4c694f357e5</meta:generator>
    <meta:document-statistic meta:table-count="1" meta:cell-count="845" meta:object-count="0"/>
  </office:meta>
</office:document-meta>
</file>